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0c07d" officeooo:paragraph-rsid="0010c07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0fbc8" officeooo:paragraph-rsid="0010fbc8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0c07d" officeooo:paragraph-rsid="0010c07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none" fo:font-weight="normal" officeooo:rsid="0010c07d" officeooo:paragraph-rsid="0010c07d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bold" officeooo:rsid="0010c07d" officeooo:paragraph-rsid="0010c07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0fbc8" officeooo:paragraph-rsid="0010fbc8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2b063" officeooo:paragraph-rsid="0012b063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33961" officeooo:paragraph-rsid="00133961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47dfa" officeooo:paragraph-rsid="00147dfa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fo:font-style="italic" style:text-underline-style="none" fo:font-weight="bold" officeooo:rsid="00133961" officeooo:paragraph-rsid="0013396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2b063" officeooo:paragraph-rsid="0012b063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38">
      <style:text-properties fo:font-size="13pt" fo:font-style="normal" style:text-underline-style="none" fo:font-weight="normal" officeooo:rsid="0010fbc8" officeooo:paragraph-rsid="0010fbc8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style:text-underline-style="none" fo:font-weight="normal" officeooo:rsid="001110dc" officeooo:paragraph-rsid="001110dc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39">
      <style:text-properties fo:font-size="13pt" fo:font-style="normal" style:text-underline-style="none" fo:font-weight="normal" officeooo:rsid="001110dc" officeooo:paragraph-rsid="001110dc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39">
      <style:text-properties fo:font-size="13pt" fo:font-style="normal" style:text-underline-style="none" fo:font-weight="normal" officeooo:rsid="0012b063" officeooo:paragraph-rsid="0012b063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style:text-underline-style="none" fo:font-weight="normal" officeooo:rsid="0012b063" officeooo:paragraph-rsid="0012b063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style:text-underline-style="none" fo:font-weight="normal" officeooo:rsid="0012b063" officeooo:paragraph-rsid="0015277d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style:text-underline-style="none" fo:font-weight="normal" officeooo:rsid="00133961" officeooo:paragraph-rsid="00133961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font-size="13pt" fo:font-style="normal" style:text-underline-style="none" fo:font-weight="normal" officeooo:rsid="00147dfa" officeooo:paragraph-rsid="00147dfa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3pt" fo:font-style="normal" style:text-underline-style="none" fo:font-weight="bold" officeooo:rsid="001110dc" officeooo:paragraph-rsid="001110dc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fo:font-size="13pt" fo:font-style="normal" style:text-underline-style="none" fo:font-weight="bold" officeooo:rsid="00133961" officeooo:paragraph-rsid="00133961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font-size="13pt" fo:font-style="normal" style:text-underline-style="none" fo:font-weight="bold" officeooo:rsid="00133961" officeooo:paragraph-rsid="00147dfa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fo:font-size="13pt" fo:font-style="normal" style:text-underline-style="none" fo:font-weight="bold" officeooo:rsid="00147dfa" officeooo:paragraph-rsid="00147dfa" style:font-size-asian="13pt" style:font-style-asian="normal" style:font-weight-asian="bold" style:font-size-complex="13pt" style:font-style-complex="normal" style:font-weight-complex="bold"/>
    </style:style>
    <style:style style:name="P24" style:family="paragraph">
      <style:paragraph-properties fo:text-align="center"/>
    </style:style>
    <style:style style:name="P25" style:family="paragraph">
      <style:text-properties style:font-name="F" fo:font-size="13pt" fo:font-weight="bold" style:font-size-asian="13pt" style:font-weight-asian="bold" style:font-size-complex="13pt" style:font-weight-complex="bold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>
      <style:text-properties style:font-name="F" fo:font-size="13pt" style:font-size-asian="13pt" style:font-weight-asian="bold"/>
    </style:style>
    <style:style style:name="T1" style:family="text">
      <style:text-properties officeooo:rsid="001110dc"/>
    </style:style>
    <style:style style:name="T2" style:family="text">
      <style:text-properties officeooo:rsid="0012b0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7dfa"/>
    </style:style>
    <style:style style:name="T5" style:family="text">
      <style:text-properties officeooo:rsid="0015277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F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F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number 2 :</text:p>
      <text:p text:style-name="P4"/>
      <text:p text:style-name="P5">Guess (expected output):</text:p>
      <text:p text:style-name="P5"/>
      <text:p text:style-name="P5"><draw:custom-shape text:anchor-type="paragraph" draw:z-index="0" draw:style-name="gr1" svg:width="4.5551in" svg:height="2.0315in" svg:x="1.0846in" svg:y="0.1382in"><text:p><text:tab/><text:tab/><text:tab/><text:span text:style-name="T6">Main program :</text:span></text:p><text:p>This is main program <text:s/>it's maintains all variables </text:p><text:p>(pid[10],i,j,buffer[MAXSIZE]). It is enter for loop</text:p><text:p>And then following is happened .it is creates 10 child</text:p><text:p>Process here I drawn example of process <text:s/>0..</text:p><text:p>Remaining process also works like this . It is difficult </text:p><text:p>To draw entire process tree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6" draw:style-name="gr3" draw:text-style-name="P24" svg:x1="4.0563in" svg:y1="6.102in" svg:x2="4.0665in" svg:y2="6.5917in"><text:p/></draw:line><draw:line text:anchor-type="paragraph" draw:z-index="15" draw:style-name="gr3" draw:text-style-name="P24" svg:x1="3.6189in" svg:y1="6.102in" svg:x2="3.5563in" svg:y2="6.6854in"><text:p/></draw:line><draw:line text:anchor-type="paragraph" draw:z-index="14" draw:style-name="gr3" draw:text-style-name="P24" svg:x1="5.1083in" svg:y1="5.9665in" svg:x2="5.0665in" svg:y2="6.6646in"><text:p/></draw:line><draw:line text:anchor-type="paragraph" draw:z-index="13" draw:style-name="gr3" draw:text-style-name="P24" svg:x1="4.6917in" svg:y1="6.102in" svg:x2="4.7228in" svg:y2="6.5917in"><text:p/></draw:line><draw:line text:anchor-type="paragraph" draw:z-index="12" draw:style-name="gr3" draw:text-style-name="P24" svg:x1="4.1917in" svg:y1="6.102in" svg:x2="4.2646in" svg:y2="6.5917in"><text:p/></draw:line><draw:line text:anchor-type="paragraph" draw:z-index="11" draw:style-name="gr3" draw:text-style-name="P24" svg:x1="3.8791in" svg:y1="6.102in" svg:x2="3.8272in" svg:y2="6.5917in"><text:p/></draw:line><draw:line text:anchor-type="paragraph" draw:z-index="10" draw:style-name="gr3" draw:text-style-name="P24" svg:x1="3.4626in" svg:y1="6.05in" svg:x2="3.3374in" svg:y2="6.7063in"><text:p/></draw:line><draw:custom-shape text:anchor-type="paragraph" draw:z-index="9" draw:style-name="gr1" svg:width="3.1043in" svg:height="0.9898in" svg:x="2.848in" svg:y="6.5917in"><text:p><text:s text:c="8"/><text:span text:style-name="T7">Child process 2- 9</text:span> :</text:p><text:p>It is difficult to draw entire tree</text:p><text:p>Remaining process also created like this</text:p><text:p>And print child detals and modifies buff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3" draw:text-style-name="P24" svg:x1="6.4in" svg:y1="4.5709in" svg:x2="6.452in" svg:y2="4.7165in"><text:p/></draw:line><draw:line text:anchor-type="paragraph" draw:z-index="7" draw:style-name="gr3" draw:text-style-name="P24" svg:x1="4.7126in" svg:y1="4.5291in" svg:x2="4.5874in" svg:y2="4.8626in"><text:p/></draw:line><draw:line text:anchor-type="paragraph" draw:z-index="6" draw:style-name="gr3" draw:text-style-name="P24" svg:x1="4.3898in" svg:y1="1.852in" svg:x2="4.8587in" svg:y2="2.8209in"><text:p/></draw:line><draw:custom-shape text:anchor-type="paragraph" draw:z-index="5" draw:style-name="gr2" svg:width="0.0421in" svg:height="0.1043in" svg:x="5.7335in" svg:y="5.5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svg:width="0.063in" svg:height="0.115in" svg:x="5.598in" svg:y="5.5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1" svg:width="1.8543in" svg:height="1.5004in" svg:x="5.7752in" svg:y="4.6646in"><text:p><text:s text:c="8"/><text:span text:style-name="T6">Child process 9:</text:span></text:p><text:p>This is the last child process</text:p><text:p>Creted by above child process</text:p><text:p>And it is also modifies its own</text:p><text:p><text:s text:c="6"/>Buffer and prints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svg:width="2.8335in" svg:height="1.2921in" svg:x="2.6917in" svg:y="4.8102in"><text:p><text:s text:c="10"/><text:span text:style-name="T6">Child process 1:</text:span></text:p><text:p>This child process is created by</text:p><text:p>Above child process and it also </text:p><text:p>Cretes new child process from</text:p><text:p>2-9.modifies its own bufferthen </text:p><text:p><text:tab/>Prints 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svg:width="3.9378in" svg:height="1.9587in" svg:x="3.6398in" svg:y="2.7063in"><text:p><text:s text:c="20"/><text:span text:style-name="T6">Child process 0</text:span></text:p><text:p>When i in for loop is equal to 0 this child process is </text:p><text:p>Created.at the same time this child process also runs </text:p><text:p>The for loop 1 to 9 times it is creates its own childs.</text:p><text:p>At the same time it is prints its own child number and</text:p><text:p>Pid number. Modifies values in buffer then prin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6">important points in my guess :</text:p>
      <text:list xml:id="list2955242892709447898" text:style-name="L38">
        <text:list-item>
          <text:p text:style-name="P12">the main program creates 10 child process .</text:p>
        </text:list-item>
        <text:list-item>
          <text:p text:style-name="P12">Each child process is again creates N+1 to 10 child process ,if child process number is N.</text:p>
        </text:list-item>
        <text:list-item>
          <text:p text:style-name="P12">each child process is modifies its own buffer and then prints if index of buffer is not equal to <text:span text:style-name="T1">index value in buffer</text:span></text:p>
        </text:list-item>
      </text:list>
      <text:p text:style-name="P13"/>
      <text:p text:style-name="P13"/>
      <text:p text:style-name="P13"/>
      <text:p text:style-name="P20">after execution of program : <text:span text:style-name="T5">(my observations on output )</text:span></text:p>
      <text:list xml:id="list4003495476161027581" text:style-name="L39">
        <text:list-item>
          <text:p text:style-name="P14">after execute the program , it takes long time on printing statement<text:span text:style-name="T2">s</text:span>.</text:p>
          <text:p text:style-name="P14">So in order to understand <text:span text:style-name="T2">whether <text:s/>program to reach my expectations or not .</text:span></text:p>
          <text:p text:style-name="P15">I modified some parts of programs because it is difficult find <text:span text:style-name="T5">solution on</text:span>large output</text:p>
        </text:list-item>
        <text:list-item>
          <text:p text:style-name="P15">so first modification is I would like to know how many process are created</text:p>
          <text:p text:style-name="P15">my modified code is given below</text:p>
        </text:list-item>
      </text:list>
      <text:p text:style-name="P16">#include &lt;stdio.h&gt;</text:p>
      <text:p text:style-name="P16">#include &lt;stdlib.h&gt;</text:p>
      <text:p text:style-name="P16">#include &lt;math.h&gt;</text:p>
      <text:p text:style-name="P16"></text:p>
      <text:p text:style-name="P16">#define MAXSIZE 1000000</text:p>
      <text:p text:style-name="P16"></text:p>
      <text:p text:style-name="P16">int main (void)</text:p>
      <text:p text:style-name="P16">{</text:p>
      <text:p text:style-name="P16"><text:s text:c="5"/>int pid[10], i, j, buffer[MAXSIZE], p;</text:p>
      <text:p text:style-name="P16"></text:p>
      <text:p text:style-name="P16"><text:s text:c="5"/>for (i=0; i&lt;10; i++) {</text:p>
      <text:p text:style-name="P16"><text:tab/> <text:s/>if ((pid[i] = fork()) == 0) {</text:p>
      <text:p text:style-name="P16"><text:tab/> <text:s text:c="6"/>printf("Child No. %d; PID: %d;\n", <text:s/>i, getpid());</text:p>
      <text:p text:style-name="P16"><text:tab/> <text:s text:c="6"/>for (j=i*MAXSIZE/10; j&lt;(i+1)*MAXSIZE/10; j++) {</text:p>
      <text:p text:style-name="P16"><text:tab/><text:tab/> <text:s text:c="3"/>buffer[j] = j;</text:p>
      <text:p text:style-name="P16"><text:tab/> <text:s text:c="6"/>}</text:p>
      <text:p text:style-name="P16"><text:tab/> <text:s text:c="6"/>p = 0;</text:p>
      <text:p text:style-name="P16"><text:tab/> <text:s text:c="4"/>// <text:s/>break;</text:p>
      <text:p text:style-name="P16"><text:tab/> <text:s/>}// else</text:p>
      <text:p text:style-name="P16"><text:tab/> <text:s text:c="6"/>//p = 1;</text:p>
      <text:p text:style-name="P16"><text:s text:c="5"/>}</text:p>
      <text:p text:style-name="P16"></text:p>
      <text:p text:style-name="P16"><text:s text:c="4"/>// if (p == 1) {</text:p>
      <text:p text:style-name="P16"><text:tab/>// <text:s/>for (i=0; i&lt;10; i++)</text:p>
      <text:p text:style-name="P16"><text:tab/> <text:s/>// <text:s text:c="4"/>waitpid (pid[i], NULL);</text:p>
      <text:p text:style-name="P16"></text:p>
      <text:p text:style-name="P16"><text:tab/> <text:s/>for (i=0; i&lt;MAXSIZE; i++)</text:p>
      <text:p text:style-name="P16"><text:tab/> <text:s text:c="6"/>if (buffer[i] != i)</text:p>
      <text:p text:style-name="P16"><text:tab/><text:tab/> <text:s text:c="2"/>// printf("Error at %d (buffer[%d] = %d)\n", i, i, buffer[i]);</text:p>
      <text:p text:style-name="P16"><text:soft-page-break/><text:s/>// <text:s text:c="3"/>}</text:p>
      <text:p text:style-name="P16"></text:p>
      <text:p text:style-name="P16"><text:s text:c="5"/>exit(0);</text:p>
      <text:p text:style-name="P16">}</text:p>
      <text:p text:style-name="P16"/>
      <text:p text:style-name="P17">above code I'm only printing child details <text:s/>but still it is produces large output it is difficult</text:p>
      <text:p text:style-name="P17"><text:span text:style-name="T5">how many number of process is created</text:span> .</text:p>
      <text:p text:style-name="P16">I modified one more step is that</text:p>
      <text:p text:style-name="P16">reduced number of child process to 3 :</text:p>
      <text:p text:style-name="P16">after my given code is below.</text:p>
      <text:p text:style-name="P16">#include &lt;stdio.h&gt;</text:p>
      <text:p text:style-name="P16">#include &lt;stdlib.h&gt;</text:p>
      <text:p text:style-name="P16">#include &lt;math.h&gt;</text:p>
      <text:p text:style-name="P16"></text:p>
      <text:p text:style-name="P16">#define MAXSIZE 1000000</text:p>
      <text:p text:style-name="P16"></text:p>
      <text:p text:style-name="P16">int main (void)</text:p>
      <text:p text:style-name="P16">{</text:p>
      <text:p text:style-name="P16"><text:s text:c="5"/>int pid[3], i, j, buffer[MAXSIZE], p;</text:p>
      <text:p text:style-name="P16"></text:p>
      <text:p text:style-name="P16"><text:s text:c="5"/>for (i=0; i&lt;3; i++) {</text:p>
      <text:p text:style-name="P16"><text:tab/> <text:s/>if ((pid[i] = fork()) == 0) {</text:p>
      <text:p text:style-name="P16"><text:tab/> <text:s text:c="6"/>printf("Child No. %d; PID: %d;\n", <text:s/>i, getpid());</text:p>
      <text:p text:style-name="P16"><text:tab/> <text:s text:c="6"/>for (j=i*MAXSIZE/10; j&lt;(i+1)*MAXSIZE/10; j++) {</text:p>
      <text:p text:style-name="P16"><text:tab/><text:tab/> <text:s text:c="3"/>buffer[j] = j;</text:p>
      <text:p text:style-name="P16"><text:tab/> <text:s text:c="6"/>}</text:p>
      <text:p text:style-name="P16"><text:tab/> <text:s text:c="6"/>p = 0;</text:p>
      <text:p text:style-name="P16"><text:tab/> <text:s text:c="4"/>// <text:s/>break;</text:p>
      <text:p text:style-name="P16"><text:tab/> <text:s/>}// else</text:p>
      <text:p text:style-name="P16"><text:tab/> <text:s text:c="6"/>//p = 1;</text:p>
      <text:p text:style-name="P16"><text:s text:c="5"/>}</text:p>
      <text:p text:style-name="P16"></text:p>
      <text:p text:style-name="P16"><text:s text:c="4"/>// if (p == 1) {</text:p>
      <text:p text:style-name="P16"><text:tab/>// <text:s/>for (i=0; i&lt;10; i++)</text:p>
      <text:p text:style-name="P16"><text:tab/> <text:s/>// <text:s text:c="4"/>waitpid (pid[i], NULL);</text:p>
      <text:p text:style-name="P16"></text:p>
      <text:p text:style-name="P16"><text:tab/> <text:s/>for (i=0; i&lt;MAXSIZE; i++)</text:p>
      <text:p text:style-name="P16"><text:tab/> <text:s text:c="6"/>if (buffer[i] != i)</text:p>
      <text:p text:style-name="P16"><text:tab/><text:tab/> <text:s text:c="2"/>// printf("Error at %d (buffer[%d] = %d)\n", i, i, buffer[i]);</text:p>
      <text:p text:style-name="P16"><text:s/>// <text:s text:c="3"/>}</text:p>
      <text:p text:style-name="P16"></text:p>
      <text:p text:style-name="P16"><text:s text:c="5"/>exit(0);</text:p>
      <text:p text:style-name="P16">}</text:p>
      <text:p text:style-name="P7">output is like this :</text:p>
      <text:p text:style-name="P7">Child No. 0; PID: 6252;</text:p>
      <text:p text:style-name="P7"><text:soft-page-break/>Child No. 2; PID: 6254;</text:p>
      <text:p text:style-name="P7">Child No. 1; PID: 6253;</text:p>
      <text:p text:style-name="P7">Child No. 1; PID: 6256;</text:p>
      <text:p text:style-name="P7">Child No. 2; PID: 6258;</text:p>
      <text:p text:style-name="P7">Child No. 2; PID: 6257;</text:p>
      <text:p text:style-name="P7">Child No. 2; PID: 6260;</text:p>
      <text:p text:style-name="P11"/>
      <text:p text:style-name="P16">still it is difficult which child is created by which parent </text:p>
      <text:p text:style-name="P16">I modified one more step .</text:p>
      <text:p text:style-name="P16">Is that </text:p>
      <text:p text:style-name="P16">entered getppid() statement like given below</text:p>
      <text:p text:style-name="P16"/>
      <text:p text:style-name="P8">modified code :</text:p>
      <text:p text:style-name="P18">for (i=0; i&lt;3; i++) {</text:p>
      <text:p text:style-name="P18"><text:tab/> <text:s/>if ((pid[i] = fork()) == 0) {</text:p>
      <text:p text:style-name="P18"><text:tab/> <text:s text:c="6"/><text:span text:style-name="T3">printf("Child No. %d; PID: %d; PPID %d\n", <text:s/>i, getpid(),getppid());/</text:span>/modified <text:s/></text:p>
      <text:p text:style-name="P18"><text:tab/> <text:s text:c="6"/>for (j=i*MAXSIZE/10; j&lt;(i+1)*MAXSIZE/10; j++) {</text:p>
      <text:p text:style-name="P18"><text:tab/><text:tab/> <text:s text:c="3"/>buffer[j] = j;</text:p>
      <text:p text:style-name="P18"><text:tab/> <text:s text:c="6"/>}</text:p>
      <text:p text:style-name="P18"><text:tab/> <text:s text:c="6"/>p = 0;</text:p>
      <text:p text:style-name="P18"><text:tab/> <text:s text:c="4"/>// <text:s/>break;</text:p>
      <text:p text:style-name="P18"><text:tab/> <text:s/>}// else</text:p>
      <text:p text:style-name="P18"><text:tab/> <text:s text:c="6"/>//p = 1;</text:p>
      <text:p text:style-name="P18"><text:s text:c="5"/>}</text:p>
      <text:p text:style-name="P18"/>
      <text:p text:style-name="P18">but this time interestingly some process are adapted by INIT(1) process</text:p>
      <text:p text:style-name="P8">output after modified:</text:p>
      <text:p text:style-name="P10">Child No. 0; PID: 6479; PPID 6478</text:p>
      <text:p text:style-name="P10">Child No. 2; PID: 6481; PPID 1</text:p>
      <text:p text:style-name="P10">Child No. 1; PID: 6480; PPID 1</text:p>
      <text:p text:style-name="P10">Child No. 1; PID: 6483; PPID 6479</text:p>
      <text:p text:style-name="P10">Child No. 2; PID: 6484; PPID 1</text:p>
      <text:p text:style-name="P10">Child No. 2; PID: 6486; PPID 1</text:p>
      <text:p text:style-name="P10">Child No. 2; PID: 6488; PPID 1</text:p>
      <text:p text:style-name="P10"/>
      <text:p text:style-name="P8"/>
      <text:p text:style-name="P18">so my guess is wrong .</text:p>
      <text:p text:style-name="P18"/>
      <text:p text:style-name="P18">In order to get my guess I modified my code again in the following section .</text:p>
      <text:p text:style-name="P18">Put statement at starting of main progrm </text:p>
      <text:p text:style-name="P18">printf(“this is the main program <text:s/>pid is %d”,getpid());</text:p>
      <text:p text:style-name="P18"/>
      <text:p text:style-name="P18">and another one is given below</text:p>
      <text:p text:style-name="P18">for (i=0; i&lt;3 ; i++)</text:p>
      <text:p text:style-name="P18"><text:tab/> <text:s text:c="5"/>wait( NULL);</text:p>
      <text:p text:style-name="P18"><text:soft-page-break/>just removed comments and and used wait() instead of waitpid()</text:p>
      <text:p text:style-name="P18"/>
      <text:p text:style-name="P21">output after execution :</text:p>
      <text:p text:style-name="P21">this is main program pid is 6731 </text:p>
      <text:p text:style-name="P21">Child No. 0; PID: 6732; PPID 6731</text:p>
      <text:p text:style-name="P21">Child No. 1; PID: 6733; PPID 6731</text:p>
      <text:p text:style-name="P21">Child No. 1; PID: 6735; PPID 6732</text:p>
      <text:p text:style-name="P21">Child No. 2; PID: 6736; PPID 6732</text:p>
      <text:p text:style-name="P21">Child No. 2; PID: 6734; PPID 6731</text:p>
      <text:p text:style-name="P21">Child No. 2; PID: 6737; PPID 6733</text:p>
      <text:p text:style-name="P21">Child No. 2; PID: 6738; PPID 6735</text:p>
      <text:p text:style-name="P21"/>
      <text:p text:style-name="P22"><draw:ellipse text:anchor-type="paragraph" draw:z-index="30" draw:style-name="gr4" draw:text-style-name="P28" svg:width="3.4071in" svg:height="0.478in" svg:x="-0.7535in" svg:y="5.2744in"><text:p text:style-name="P25"><text:span text:style-name="T12">Child No. 2; PID: 6738; PPID 6735</text:span></text:p><text:p text:style-name="P29"><text:span text:style-name="T12"/></text:p></draw:ellipse><draw:line text:anchor-type="paragraph" draw:z-index="29" draw:style-name="gr3" draw:text-style-name="P24" svg:x1="4.2591in" svg:y1="3.0508in" svg:x2="4.5898in" svg:y2="3.3917in"><text:p/></draw:line><draw:ellipse text:anchor-type="paragraph" draw:z-index="28" draw:style-name="gr4" draw:text-style-name="P28" svg:width="3.1622in" svg:height="0.9189in" svg:x="3.389in" svg:y="3.3917in"><text:p text:style-name="P25"><text:span text:style-name="T11">Child No. 2; PID: 6737; PPID 6733</text:span></text:p></draw:ellipse><draw:line text:anchor-type="paragraph" draw:z-index="27" draw:style-name="gr3" draw:text-style-name="P24" svg:x1="1.7339in" svg:y1="2.511in" svg:x2="1.7831in" svg:y2="4.2256in"><text:p/></draw:line><draw:line text:anchor-type="paragraph" draw:z-index="26" draw:style-name="gr3" draw:text-style-name="P24" svg:x1="0.0429in" svg:y1="2.511in" svg:x2="0.0555in" svg:y2="3.3437in"><text:p/></draw:line><draw:ellipse text:anchor-type="paragraph" draw:z-index="25" draw:style-name="gr4" draw:text-style-name="P28" svg:width="2.5122in" svg:height="0.4539in" svg:x="0.0925in" svg:y="4.2256in"><text:p text:style-name="P25"><text:span text:style-name="T11">Child No. 2; PID: 6736; PPID 6732</text:span></text:p></draw:ellipse><draw:ellipse text:anchor-type="paragraph" draw:z-index="24" draw:style-name="gr4" draw:text-style-name="P27" svg:width="2.1087in" svg:height="0.515in" svg:x="-0.7661in" svg:y="3.3437in"><text:p text:style-name="P24"><text:span text:style-name="T10">.</text:span><text:span text:style-name="T9">Child No. 1; PID: 6735; PPID 6732</text:span></text:p></draw:ellipse><draw:line text:anchor-type="paragraph" draw:z-index="23" draw:style-name="gr3" draw:text-style-name="P24" svg:x1="5.2398in" svg:y1="1.4571in" svg:x2="5.6315in" svg:y2="1.8626in"><text:p/></draw:line><draw:line text:anchor-type="paragraph" draw:z-index="22" draw:style-name="gr3" draw:text-style-name="P24" svg:x1="3.3646in" svg:y1="1.5311in" svg:x2="3.352in" svg:y2="2.511in"><text:p/></draw:line><draw:line text:anchor-type="paragraph" draw:z-index="21" draw:style-name="gr3" draw:text-style-name="P24" svg:x1="1.2811in" svg:y1="2.0209in" svg:x2="2.4819in" svg:y2="1.3591in"><text:p/></draw:line><draw:custom-shape text:anchor-type="paragraph" draw:z-index="20" draw:style-name="gr1" draw:text-style-name="P26" svg:width="3.0634in" svg:height="0.6252in" svg:x="4.5409in" svg:y="1.8626in"><text:p text:style-name="P25"><text:span text:style-name="T9">Child No. 2; PID: 6734; PPID 673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1" draw:text-style-name="P26" svg:width="2.8551in" svg:height="0.5398in" svg:x="2.261in" svg:y="2.511in"><text:p text:style-name="P25"><text:span text:style-name="T9">Child No. 1; PID: 6733; PPID 673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draw:text-style-name="P26" svg:width="3.235in" svg:height="0.4906in" svg:x="-0.7898in" svg:y="2.0209in"><text:p text:style-name="P25"><text:span text:style-name="T9">Child No. 0; PID: 6732; PPID 673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4.0941in" svg:height="0.8579in" svg:x="1.9791in" svg:y="0.6736in"><text:p text:style-name="P25"><text:span text:style-name="T8">this is main program pid is 673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the process tree for <text:span text:style-name="T4">above <text:s/>process generated by main program</text:span> 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31" draw:style-name="gr3" draw:text-style-name="P24" svg:x1="-0.2508in" svg:y1="0.1209in" svg:x2="-0.239in" svg:y2="1.6075in"><text:p/></draw:lin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><text:soft-page-break/></text:p>
      <text:p text:style-name="P23"/>
      <text:p text:style-name="P9">final modified code for above output :</text:p>
      <text:p text:style-name="P19">#include &lt;stdio.h&gt;</text:p>
      <text:p text:style-name="P19">#include &lt;stdlib.h&gt;</text:p>
      <text:p text:style-name="P19">#include &lt;math.h&gt;</text:p>
      <text:p text:style-name="P19"></text:p>
      <text:p text:style-name="P19">#define MAXSIZE 1000000</text:p>
      <text:p text:style-name="P19"></text:p>
      <text:p text:style-name="P19">int main (void)</text:p>
      <text:p text:style-name="P19">{</text:p>
      <text:p text:style-name="P19"><text:s text:c="5"/>int pid[3], i, j, buffer[MAXSIZE], p;</text:p>
      <text:p text:style-name="P19"><text:tab/>printf("this is main program pid is %d \n",getpid());</text:p>
      <text:p text:style-name="P19"></text:p>
      <text:p text:style-name="P19"><text:s text:c="5"/>for (i=0; i&lt;3; i++) {</text:p>
      <text:p text:style-name="P19"><text:tab/> <text:s/>if ((pid[i] = fork()) == 0) {</text:p>
      <text:p text:style-name="P19"><text:tab/> <text:s text:c="6"/>printf("Child No. %d; PID: %d; PPID %d\n", <text:s/>i, getpid(),getppid());</text:p>
      <text:p text:style-name="P19"><text:tab/> <text:s text:c="6"/>for (j=i*MAXSIZE/10; j&lt;(i+1)*MAXSIZE/10; j++) {</text:p>
      <text:p text:style-name="P19"><text:tab/><text:tab/> <text:s text:c="3"/>buffer[j] = j;</text:p>
      <text:p text:style-name="P19"><text:tab/> <text:s text:c="6"/>}</text:p>
      <text:p text:style-name="P19"><text:tab/> <text:s text:c="6"/>p = 0;</text:p>
      <text:p text:style-name="P19"><text:tab/> <text:s text:c="4"/>// <text:s/>break;</text:p>
      <text:p text:style-name="P19"><text:tab/> <text:s/>}// else</text:p>
      <text:p text:style-name="P19"><text:tab/> <text:s text:c="6"/>//p = 1;</text:p>
      <text:p text:style-name="P19"><text:s text:c="5"/>}</text:p>
      <text:p text:style-name="P19"></text:p>
      <text:p text:style-name="P19"><text:s text:c="4"/>// if (p == 1) {</text:p>
      <text:p text:style-name="P19"><text:tab/> <text:s/>for (i=0; i&lt;3; i++)</text:p>
      <text:p text:style-name="P19"><text:tab/> <text:s text:c="5"/>wait ( NULL);</text:p>
      <text:p text:style-name="P19"></text:p>
      <text:p text:style-name="P19"><text:tab/> <text:s/>for (i=0; i&lt;MAXSIZE; i++)</text:p>
      <text:p text:style-name="P19"><text:tab/> <text:s text:c="6"/>if (buffer[i] != i)</text:p>
      <text:p text:style-name="P19"><text:tab/><text:tab/> <text:s text:c="2"/>// printf("Error at %d (buffer[%d] = %d)\n", i, i, buffer[i]);</text:p>
      <text:p text:style-name="P19"><text:s/>// <text:s text:c="3"/>}</text:p>
      <text:p text:style-name="P19"></text:p>
      <text:p text:style-name="P19"><text:s text:c="5"/>exit(0);</text:p>
      <text:p text:style-name="P19">}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roid Sans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0:19:40.163676830</meta:creation-date>
    <dc:date>2014-09-07T11:49:49.981276129</dc:date>
    <meta:editing-duration>PT57M25S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6" meta:paragraph-count="169" meta:word-count="786" meta:character-count="4634" meta:non-whitespace-character-count="3472"/>
  </office:meta>
</office:document-meta>
</file>